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F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8957in"/>
    </style:style>
    <style:style style:name="co1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0.6457in"/>
    </style:style>
    <style:style style:name="co5" style:family="table-column">
      <style:table-column-properties fo:break-before="auto" style:column-width="0.7917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4791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0.5209in"/>
    </style:style>
    <style:style style:name="co11" style:family="table-column">
      <style:table-column-properties fo:break-before="auto" style:column-width="0.7709in"/>
    </style:style>
    <style:style style:name="co12" style:family="table-column">
      <style:table-column-properties fo:break-before="auto" style:column-width="0.948in"/>
    </style:style>
    <style:style style:name="co13" style:family="table-column">
      <style:table-column-properties fo:break-before="auto" style:column-width="0.5417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448in"/>
    </style:style>
    <style:style style:name="co18" style:family="table-column">
      <style:table-column-properties fo:break-before="auto" style:column-width="0.528in"/>
    </style:style>
    <style:style style:name="co19" style:family="table-column">
      <style:table-column-properties fo:break-before="auto" style:column-width="0.9917in"/>
    </style:style>
    <style:style style:name="ro3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756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0"/>
    <style:style style:name="ce7" style:family="table-cell" style:parent-style-name="Default" style:data-style-name="N0">
      <style:text-properties style:font-name="F" fo:font-size="12pt" style:font-name-asian="F" style:font-size-asian="12pt" style:font-name-complex="F" style:font-size-complex="12pt"/>
    </style:style>
    <style:style style:name="ce8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000000" style:text-outline="false" style:text-line-through-style="none" style:text-position="33% 58%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4"/>
        <table:table-column table:style-name="co4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8" table:default-cell-style-name="ce4"/>
        <table:table-column table:style-name="co19" table:default-cell-style-name="ce4"/>
        <table:table-column table:style-name="co16" table:number-columns-repeated="1007" table:default-cell-style-name="ce4"/>
        <table:table-column table:style-name="co17" table:default-cell-style-name="ce4"/>
        <table:table-row table:style-name="ro2"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Number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Num_PC</text:p>
          </table:table-cell>
          <table:table-cell table:style-name="ce2" office:value-type="string" calcext:value-type="string">
            <text:p>Num_mac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TVs</text:p>
          </table:table-cell>
          <table:table-cell table:style-name="ce2" office:value-type="string" calcext:value-type="string">
            <text:p>Projector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Whiteboard</text:p>
          </table:table-cell>
          <table:table-cell table:style-name="ce2" office:value-type="string" calcext:value-type="string">
            <text:p>Sound_equipment</text:p>
          </table:table-cell>
          <table:table-cell table:style-name="ce2" office:value-type="string" calcext:value-type="string">
            <text:p>Dual_monitors</text:p>
          </table:table-cell>
          <table:table-cell table:style-name="ce2" office:value-type="string" calcext:value-type="string">
            <text:p>Study_rooms</text:p>
          </table:table-cell>
          <table:table-cell table:style-name="ce2" office:value-type="string" calcext:value-type="string">
            <text:p>Scanner</text:p>
          </table:table-cell>
          <table:table-cell table:style-name="ce2" office:value-type="string" calcext:value-type="string">
            <text:p>Photo_equipment</text:p>
          </table:table-cell>
          <table:table-cell table:style-name="Default" office:value-type="string" calcext:value-type="string">
            <text:p>Png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1007"/>
        </table:table-row>
        <table:table-row table:style-name="ro4">
          <table:table-cell office:value-type="string" calcext:value-type="string">
            <text:p>Wick 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wick</text:p>
          </table:table-cell>
          <table:table-cell table:style-name="ce7" office:value-type="string" calcext:value-type="string">
            <text:p><text:span text:style-name="T2">An average sized classroom. Contains several tables with 2-3 chairs each. Contains a podium and a computer with a projector set up.</text:span>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Wick 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C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CK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wick</text:p>
          </table:table-cell>
          <table:table-cell table:style-name="ce7" office:value-type="string" calcext:value-type="string">
            <text:p>An average sized lab space. Contains 25 computers running Windows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Wick 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wick</text:p>
          </table:table-cell>
          <table:table-cell table:style-name="ce7" office:value-type="string" calcext:value-type="string">
            <text:p>A larger classroom. Contains several tables with 2-3 chairs each, several mobile whiteboards, and a computer with a projector and 2 HD TVs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 larger classroom. Contains several tables with 2-3 chairs each, and a computer with a projector.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Joyce 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OYC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CK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 large lab space. Contains 25 computers running Windows with dual moniters, a podium and a computer with a projector and 6 HD TVs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 larger classroom. Contains several tables with 2-3 chairs each, access to photography equipment,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1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6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7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8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9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10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12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13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Foster 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OS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foster</text:p>
          </table:table-cell>
          <table:table-cell office:value-type="string" calcext:value-type="string">
            <text:p>An average sized lab space. Contains 22 computers running Windows, a podium and a computer with a projector and 2 HD TVS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Foster 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FOST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ST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string" calcext:value-type="string">
            <text:p>foster</text:p>
          </table:table-cell>
          <table:table-cell office:value-type="string" calcext:value-type="string">
            <text:p>A large lab space. Contains 25 computers with audio equipment running iOS 10, a podium and a computer with a projector and an HD TV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Foster 104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FOS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foster</text:p>
          </table:table-cell>
          <table:table-cell office:value-type="string" calcext:value-type="string">
            <text:p>A large lab space. Contains 25 computers running Windows, a podium and a computer with a projector and 2 HD TVS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Foster 20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FO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string" calcext:value-type="string">
            <text:p>foster</text:p>
          </table:table-cell>
          <table:table-cell office:value-type="string" calcext:value-type="string">
            <text:p>A small lab space. Contains 10 computers running Windows with dual monitors, some portable whiteboards, and printer access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Foster 2<text:span text:style-name="T1">nd</text:span> Flo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OS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STM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foster</text:p>
          </table:table-cell>
          <table:table-cell office:value-type="string" calcext:value-type="string">
            <text:p>A small lab space. This is the open area on the second floor of Foster. Contains 4 computers running iOS 10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MIC 308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IC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A large lab space. Contains 27 laptops with running Windows, a podium and a computer with a projector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MIC 305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M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An average sized classroom. Contains one large table which seats around 20 people, a mobile whiteboard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MIC 3<text:span text:style-name="T1">rd</text:span> Floo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The top floor of the library. Contains 6 computers running Windows, has printer access, and has 3 private study rooms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MIC 2<text:span text:style-name="T1">nd</text:span> Flo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I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The 2nd floor of the library. Contains 32 computers running Windows, has printer access, and has 4 private study rooms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MIC 1<text:span text:style-name="T1">st</text:span> Floo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The 1st floor of the library. Contains 8 computers running Windows, has printer and scanner access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MIC Sta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The main desk in the library. Contains 4 computers running Windows, has printer and scanner access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MIC Groun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M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The basement floor of the library. Contains 6 computers running Windows, has printer access, and has 5 private study rooms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MIC Kurzwei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The Kurzweil computer is located on the top floor of the library. It has printer an scanner access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MIC Vista Ro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A small, open room on the top floor of the library. Contains couches and desk areas for public study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CM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M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 large lab space. Contains 24 computers running Windows with dual monitors, a podium and a computer with two projectors and 3 HD TVS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212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CC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 small public room. Contains a large table with chairs and an HD TV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221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222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CC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M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 large lab space. Contains 30 computers running Windows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224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CCM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M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 large lab space. Contains 25 computers running Windows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232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n average sized classroom. Contains a podium and a computer with a projector and 2 HD TVS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233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n average sized classroom. Contains a podium and a computer with a projector and 4 HD TVS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CCM 305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CCM 424</text:p>
          </table:table-cell>
          <table:table-cell office:value-type="string" calcext:value-type="string">
            <text:p>424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426</text:p>
          </table:table-cell>
          <table:table-cell office:value-type="string" calcext:value-type="string">
            <text:p>426</text:p>
          </table:table-cell>
          <table:table-cell office:value-type="string" calcext:value-type="string">
            <text:p>CCM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CM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 large lab space. Contains 20 computers running iOS 10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CCM 434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CCM 436</text:p>
          </table:table-cell>
          <table:table-cell office:value-type="string" calcext:value-type="string">
            <text:p>436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CCM 442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CCM 444</text:p>
          </table:table-cell>
          <table:table-cell office:value-type="string" calcext:value-type="string">
            <text:p>444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West 1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string" calcext:value-type="string">
            <text:p>west</text:p>
          </table:table-cell>
          <table:table-cell office:value-type="string" calcext:value-type="string">
            <text:p>A small lab space located on the first floor of West hall. Contains 3 computers running Windows with dual monitors, and 1 computer running iOS 10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oolidge 3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COO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coolidge</text:p>
          </table:table-cell>
          <table:table-cell office:value-type="string" calcext:value-type="string">
            <text:p>A small lab space located on the top floor of the tutoring building. Contains 4 computers running Windows, a TV and a whiteboard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Garden 1<text:span text:style-name="T1">st</text:span> Floo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A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garden</text:p>
          </table:table-cell>
          <table:table-cell office:value-type="string" calcext:value-type="string">
            <text:p>A small public area located in the career advisor building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Garden 103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GAR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garden</text:p>
          </table:table-cell>
          <table:table-cell office:value-type="string" calcext:value-type="string">
            <text:p>A small lab space. Contains 8 computers running Windows, a podium and a computer with a projector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Skiff 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SKFA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F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skiff</text:p>
          </table:table-cell>
          <table:table-cell office:value-type="string" calcext:value-type="string">
            <text:p>An average sized lab space. Contains 28 computers running Windows, a podium and a computer with a projector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Skiff 102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SKF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F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skiff</text:p>
          </table:table-cell>
          <table:table-cell office:value-type="string" calcext:value-type="string">
            <text:p>An average sized lab space. Contains 16 computers running Windows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Ireland 012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GBTC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REL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office:value-type="string" calcext:value-type="string">
            <text:p>A large lab space. Contains 26 computers running iOS 10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Ireland 014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GBTC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REL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office:value-type="string" calcext:value-type="string">
            <text:p>A large lab space. Contains 25 computers running iOS 10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Ireland 015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GBTC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REL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office:value-type="string" calcext:value-type="string">
            <text:p>A large lab space. Contains 19 computers running iOS 10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Ireland 017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Ireland 112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Ireland 114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Ireland 117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Ireland 2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Ireland 206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Ireland 217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Ireland Ca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BT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ELC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table:style-name="ce7" office:value-type="string" calcext:value-type="string">
            <text:p>A mobile cart containng 6 laptops running Windows.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Studio Barn Lab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BAR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TZ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metz</text:p>
          </table:table-cell>
          <table:table-cell table:style-name="ce8" office:value-type="string" calcext:value-type="string">
            <text:p>A large lab space. Contains 20 computers running iOS 10, a podium and a computer with a projector.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Freeman 102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freeman</text:p>
          </table:table-cell>
          <table:table-cell table:style-name="ce8" office:value-type="string" calcext:value-type="string">
            <text:p>An average sized classroom. Contains several tables with lab stations 3-4 chairs each, and a podium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Freeman 10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freeman</text:p>
          </table:table-cell>
          <table:table-cell table:style-name="ce7" office:value-type="string" calcext:value-type="string">
            <text:p>An average sized classroom. Contains several tables with lab stations 3-4 chairs each, and a podium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Freeman 2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freeman</text:p>
          </table:table-cell>
          <table:table-cell office:value-type="string" calcext:value-type="string">
            <text:p>An average sized classroom. Contains several tables with lab stations 3-4 chairs each, and a podium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Freeman 203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freeman</text:p>
          </table:table-cell>
          <table:table-cell office:value-type="string" calcext:value-type="string">
            <text:p>An average sized classroom. Contains several tables with lab stations 3-4 chairs each, and a podium.</text:p>
          </table:table-cell>
          <table:table-cell table:number-columns-repeated="1007"/>
        </table:table-row>
        <table:table-row table:style-name="ro7" table:number-rows-repeated="11">
          <table:table-cell table:number-columns-repeated="1024"/>
        </table:table-row>
        <table:table-row table:style-name="ro11" table:number-rows-repeated="104847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16" table:default-cell-style-name="ce3"/>
        <table:table-column table:style-name="co17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6" table:default-cell-style-name="ce3"/>
        <table:table-column table:style-name="co17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" svg:font-family="F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 style:data-style-name="N2" text:time-value="0000-00-00T18:24:14.8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Joe Caruso</meta:initial-creator>
    <meta:creation-date>2016-01-10T20:54:40Z</meta:creation-date>
    <dc:date>2016-04-24T18:24:56.868000000</dc:date>
    <meta:editing-cycles>15</meta:editing-cycles>
    <meta:editing-duration>PT45M33S</meta:editing-duration>
    <meta:document-statistic meta:table-count="3" meta:cell-count="1402" meta:object-count="0"/>
    <meta:user-defined meta:name="WorkbookGuid">efab2cb8-1122-48c8-a233-eb2c222358e1</meta:user-defined>
  </office:meta>
</office:document-meta>
</file>